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94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5.422in"/>
    </style:style>
    <style:style style:name="co6" style:family="table-column">
      <style:table-column-properties fo:break-before="auto" style:column-width="2.2252in"/>
    </style:style>
    <style:style style:name="ro1" style:family="table-row">
      <style:table-row-properties style:row-height="1.961in" fo:break-before="auto" style:use-optimal-row-height="fals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7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</style:style>
    <style:style style:name="ce2" style:family="table-cell" style:parent-style-name="Defaul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GIMP 2.8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row table:style-name="ro1">
          <table:table-cell table:style-name="ce1" office:value-type="string">
            <text:p><text:span text:style-name="T1">This document contains a GIMP development schedule.</text:span></text:p>
            <text:p/>
            <text:p>This sheet contains a list of tasks that needs to be done before GIMP 2.8 is ready for release. An estimate of the time to complete each task, in 8-hour work days, is also given. Based on this data an estimated date when we will have a GIMP 2.8 release candidate ready is calculated. Each column of estimates represents a snapshot at a given point in time. '0' means 'complete' and no entry means 'de-scoped'. The formula includes a “days worked per week”-factor that specifies how many 8-hour work days that the GIMP community together produces per week. There is also a sheet where things planned for GIMP 2.10/3.0 is put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GIMP 2.8 Release Candidate is ready:</text:p>
          </table:table-cell>
          <table:table-cell table:style-name="ce9" table:formula="of:=[.B4] + (SUM([.B6:.B985])/[.B2])*7" office:value-type="date" office:date-value="2011-04-01">
            <text:p>2011-04-01</text:p>
          </table:table-cell>
          <table:table-cell table:style-name="ce9" table:formula="of:=[.C4] + (SUM([.C6:.C985])/[.C2])*7" office:value-type="date" office:date-value="2010-12-27T08:00:00">
            <text:p>2010-12-27</text:p>
          </table:table-cell>
          <table:table-cell table:style-name="ce9" table:formula="of:=[.D4] + (SUM([.D6:.D985])/[.D2])*7" office:value-type="date" office:date-value="2010-12-26T20:00:00">
            <text:p>2010-12-26</text:p>
          </table:table-cell>
        </table:table-row>
        <table:table-row table:style-name="ro4">
          <table:table-cell table:style-name="ce4" office:value-type="string">
            <text:p>Date of snapshot</text:p>
          </table:table-cell>
          <table:table-cell table:style-name="ce10" office:value-type="date" office:date-value="2010-01-15">
            <text:p>2010-01-15</text:p>
          </table:table-cell>
          <table:table-cell table:style-name="ce10" office:value-type="date" office:date-value="2010-01-23">
            <text:p>2010-01-23</text:p>
          </table:table-cell>
          <table:table-cell table:style-name="ce10" office:value-type="date" office:date-value="2010-02-16">
            <text:p>2010-02-16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5" office:value-type="string">
            <text:p>Merge vector layer code</text:p>
          </table:table-cell>
          <table:table-cell table:number-columns-repeated="3"/>
        </table:table-row>
        <table:table-row table:style-name="ro4">
          <table:table-cell office:value-type="string">
            <text:p>Make undo work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string">
            <text:p>Clean up the UI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Merge the cod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Get fundamental unit testing in place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Extend XCF test cases with vector layer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On-canvas text editing</text:p>
          </table:table-cell>
          <table:table-cell table:number-columns-repeated="3"/>
        </table:table-row>
        <table:table-row table:style-name="ro4">
          <table:table-cell office:value-type="string">
            <text:p>Final polishing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Resource tagging</text:p>
          </table:table-cell>
          <table:table-cell table:number-columns-repeated="3"/>
        </table:table-row>
        <table:table-row table:style-name="ro4">
          <table:table-cell office:value-type="string">
            <text:p>Support tagging multiple resources simultaneously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Default resources</text:p>
          </table:table-cell>
          <table:table-cell table:number-columns-repeated="3"/>
        </table:table-row>
        <table:table-row table:style-name="ro4">
          <table:table-cell office:value-type="string">
            <text:p>Improve default set as outlined in bug 58937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string">
            <text:p>Assign default tags to default resource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Brush dynamics</text:p>
          </table:table-cell>
          <table:table-cell table:number-columns-repeated="3"/>
        </table:table-row>
        <table:table-row table:style-name="ro4">
          <table:table-cell office:value-type="string">
            <text:p>Wire curves to something on screen, connect to mixing</text:p>
          </table:table-cell>
          <table:table-cell table:number-columns-repeated="3" office:value-type="float" office:value="3.5">
            <text:p>3.5</text:p>
          </table:table-cell>
        </table:table-row>
        <table:table-row table:style-name="ro4">
          <table:table-cell office:value-type="string">
            <text:p>Come up with a UI spec for the dialog</text:p>
          </table:table-cell>
          <table:table-cell table:number-columns-repeated="3" office:value-type="float" office:value="4">
            <text:p>4</text:p>
          </table:table-cell>
        </table:table-row>
        <table:table-row table:style-name="ro4">
          <table:table-cell office:value-type="string">
            <text:p>Put curves in the dynamics fil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Get hold of icons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office:value-type="string">
            <text:p>Fix random crash in history buffer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Merge SIOX improvements (didn't even compile for me...)</text:p>
          </table:table-cell>
          <table:table-cell table:number-columns-repeated="3"/>
        </table:table-row>
        <table:table-row table:style-name="ro4">
          <table:table-cell office:value-type="string">
            <text:p>Do it and clean up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Layer groups</text:p>
          </table:table-cell>
          <table:table-cell table:number-columns-repeated="3"/>
        </table:table-row>
        <table:table-row table:style-name="ro4">
          <table:table-cell office:value-type="string">
            <text:p>Add test cases for layer group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string">
            <text:p>Double-check 2.6 backward and forward compatibility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600554, Either implement or disable layer group transform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97117, impossible to drop a group as a sibling inside a group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Single-window mode</text:p>
          </table:table-cell>
          <table:table-cell table:number-columns-repeated="3"/>
        </table:table-row>
        <table:table-row table:style-name="ro4">
          <table:table-cell office:value-type="string">
            <text:p>Refactor dock window/dialog/dockable factory/construction mechanis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Add "toolbox" and "dock" as dialog factory entrie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erge global_toolbox_factory with global_dock_window_factor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Fix toolbox multi-column dn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Cleanup image window desctruction to get rid of valgrind warning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Implement swm and mwm session management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office:value-type="string">
            <text:p>Implement image parade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4">
          <table:table-cell office:value-type="string">
            <text:p>Support dnd between dockables, on GtkPaned handles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Make only dockables be droppable on drag handlers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Make Tab work in swm</text:p>
          </table:table-cell>
          <table:table-cell table:number-columns-repeated="3" office:value-type="float" office:value="4">
            <text:p>4</text:p>
          </table:table-cell>
        </table:table-row>
        <table:table-row table:style-name="ro4">
          <table:table-cell office:value-type="string">
            <text:p>Make alt-switching of image tabs work</text:p>
          </table:table-cell>
          <table:table-cell table:number-columns-repeated="2"/>
          <table:table-cell office:value-type="string">
            <text:p>0,5</text:p>
          </table:table-cell>
        </table:table-row>
        <table:table-row table:style-name="ro4">
          <table:table-cell office:value-type="string">
            <text:p>Move window resize handle to a proper plac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Miscellaneous</text:p>
          </table:table-cell>
          <table:table-cell table:number-columns-repeated="3"/>
        </table:table-row>
        <table:table-row table:style-name="ro4">
          <table:table-cell table:style-name="ce6" office:value-type="string">
            <text:p>Write release notes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>
            <text:p>Bugs</text:p>
          </table:table-cell>
          <table:table-cell table:number-columns-repeated="3"/>
        </table:table-row>
        <table:table-row table:style-name="ro4">
          <table:table-cell office:value-type="string">
            <text:p>604175, gimp_vectors_import() is O(n**2) in gimp_list_uniquefy_name(), for some dat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99065, PNG output: omit unwanted chunks (sRGB)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98344, Better new/old color management in dialog (patch included!)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598320, Unrelated fields saved in preset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97368, Gimp is stealin my pixel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96427, Can't export to animated GIF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96410, gimp-image-get-filename returns NULL for imported files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95708, WM_WINDOW_ROLE should be unique</text:p>
          </table:table-cell>
          <table:table-cell table:number-columns-repeated="2" office:value-type="float" office:value="0.5">
            <text:p>0.5</text:p>
          </table:table-cell>
          <table:table-cell/>
        </table:table-row>
        <table:table-row table:style-name="ro4">
          <table:table-cell office:value-type="string">
            <text:p>595537, Text tool crashes GIMP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92173, Get rid of brush scaling and introduce a master diameter instead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4">
          <table:table-cell office:value-type="string">
            <text:p>589010, Don't select item in GimpContainerTreeView when clicking with modifier key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string">
            <text:p>583778, change script-fu-server to return the output of executed command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82755, Addition of golden spiral to rectangle tool guides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81338, Layer size does not change using the pdb 'gimp-text-layer-resize'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76910, Change Language setting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75006, Add preferences for snapping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574418, Saving a selection to a channel should not change the active drawabl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574149, Can't get name/filename of files loaded from URI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573542, blur plugin: bug in the first line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72997, gih description alter when re-saving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68445, Closing the Toolbox causes the program to close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65973, Changing the image comment does not mark the image as modified</text:p>
          </table:table-cell>
          <table:table-cell table:number-columns-repeated="2" office:value-type="float" office:value="0.5">
            <text:p>0.5</text:p>
          </table:table-cell>
          <table:table-cell/>
        </table:table-row>
        <table:table-row table:style-name="ro5">
          <table:table-cell office:value-type="string">
            <text:p>565268, unlocalizable string in script-fu-carve-it</text:p>
          </table:table-cell>
          <table:table-cell table:number-columns-repeated="2" office:value-type="float" office:value="0.5">
            <text:p>0.5</text:p>
          </table:table-cell>
          <table:table-cell/>
        </table:table-row>
        <table:table-row table:style-name="ro4">
          <table:table-cell office:value-type="string">
            <text:p>565046, Point snapping to guides does not work outside the canva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string">
            <text:p>561576, Modifier key to create new layer from floating selec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56884, More messages marked for translation</text:p>
          </table:table-cell>
          <table:table-cell table:number-columns-repeated="2" office:value-type="float" office:value="0.5">
            <text:p>0.5</text:p>
          </table:table-cell>
          <table:table-cell/>
        </table:table-row>
        <table:table-row table:style-name="ro4">
          <table:table-cell office:value-type="string">
            <text:p>554927, The window title in tools windows uses a non localizable comma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553390, downscaling quality again</text:p>
          </table:table-cell>
          <table:table-cell table:number-columns-repeated="3" office:value-type="float" office:value="7">
            <text:p>7</text:p>
          </table:table-cell>
        </table:table-row>
        <table:table-row table:style-name="ro4">
          <table:table-cell office:value-type="string">
            <text:p>539724, brush pipe selection for smudge is incorrect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25705, skip thumbnailing entirely on files with insufficient read permission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508183, Crop tool to once again display selection aspect ratio along with size (in status?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507257, Add a "Save Keyboard Shortcuts Now" button to the Configure Keyboard Shortcuts dialog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506730, Wrap GIMP brushes as python object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499443, Invalid call to apply function makes script-fu crash</text:p>
          </table:table-cell>
          <table:table-cell table:number-columns-repeated="3" office:value-type="float" office:value="0.5">
            <text:p>0.5</text:p>
          </table:table-cell>
        </table:table-row>
        <table:table-row table:style-name="ro4">
          <table:table-cell office:value-type="string">
            <text:p>479875, performance problem drawing a complex selecti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459518, Channel preview becomes black when the channel is deselecte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387779, Transform tools could make better use of cursor key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382688, Export as a PDF fil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367388, Small/percentage adjustment actions for tool-value and tip-size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358141, Add session management for plug-in window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349224, Creative Commons licenses integrati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5">
          <table:table-cell office:value-type="string">
            <text:p>347127, flattened image differs from multilayered image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346881, Remove redundant title of tab and move menu button up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326869, last "save a copy" location permanently stored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314379, add a libart version of gimp-edit-stroke to PDB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309196, editing an image while a save is in progress can cause corruption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169616, Text along a path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55733, need to check return values of gimp_drawable_mask_bounds()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128068, Brush Spacing options should be accessible from the tool options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120829, Save presets in plug-ins.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119874, Organize brushes into categories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119240, Dynamic Brush stroke panel and/or Dynamic path stroke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office:value-type="string">
            <text:p>61499, <text:s/>easy way to view/edit image metadata (author, copyright, image title, etc.)</text:p>
          </table:table-cell>
          <table:table-cell table:number-columns-repeated="3" office:value-type="float" office:value="5">
            <text:p>5</text:p>
          </table:table-cell>
        </table:table-row>
        <table:table-row table:style-name="ro4">
          <table:table-cell office:value-type="string">
            <text:p>56443, <text:s/>Add support for EXIF or TIFF/EP data (in JPEG, TIFF and PNG formats)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4">
          <table:table-cell office:value-type="string">
            <text:p>51112, <text:s/>clipping groups or masking groups (like in Photoshop files)</text:p>
          </table:table-cell>
          <table:table-cell table:number-columns-repeated="3" office:value-type="float" office:value="3">
            <text:p>3</text:p>
          </table:table-cell>
        </table:table-row>
        <table:table-row table:style-name="ro4">
          <table:table-cell office:value-type="string">
            <text:p>50638, <text:s/>Use lookup table for tablet pressur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 table:number-rows-repeated="6542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GIMP 2.10slash3.0" table:style-name="ta1" table:print="false">
        <table:table-column table:style-name="co5" table:default-cell-style-name="Default"/>
        <table:table-column table:style-name="co6" table:default-cell-style-name="ce7"/>
        <table:table-row table:style-name="ro6">
          <table:table-cell table:style-name="ce11" office:value-type="string">
            <text:p>We save the work of splitting up features into smaller tasks and estimating the work involved by putting things postponed from GIMP 2.8 into this sheet.</text:p>
          </table:table-cell>
          <table:table-cell table:style-name="Default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8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Total weeks of work:</text:p>
          </table:table-cell>
          <table:table-cell table:style-name="ce12" table:formula="of:=(SUM([.B5:.B981])/[.B2])" office:value-type="float" office:value="42.3333333333333">
            <text:p>42.33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Cairo drawing on canvas</text:p>
          </table:table-cell>
          <table:table-cell/>
        </table:table-row>
        <table:table-row table:style-name="ro4">
          <table:table-cell office:value-type="string">
            <text:p>Come up with infrastructur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Port tools to use cairo for drawing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Unified transform tool</text:p>
          </table:table-cell>
          <table:table-cell/>
        </table:table-row>
        <table:table-row table:style-name="ro4">
          <table:table-cell office:value-type="string">
            <text:p>Implement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Free transform tool</text:p>
          </table:table-cell>
          <table:table-cell/>
        </table:table-row>
        <table:table-row table:style-name="ro4">
          <table:table-cell office:value-type="string">
            <text:p>Do it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Bugs</text:p>
          </table:table-cell>
          <table:table-cell/>
        </table:table-row>
        <table:table-row table:style-name="ro4">
          <table:table-cell office:value-type="string">
            <text:p>486902, Remove the "add/remove alpha channel" option for layers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65197, <text:s/>New tool please: Shapes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320447, fast switching between "color managed display" and "softproof"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512022, Live histogram for the whole image (projection)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02/17/2010</text:date>, <text:time>08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Nordholts</meta:initial-creator>
    <meta:creation-date>2010-01-10T20:47:20</meta:creation-date>
    <dc:date>2010-02-17T08:05:08</dc:date>
    <dc:creator>Martin Nordholts</dc:creator>
    <meta:editing-duration>PT08H13M33S</meta:editing-duration>
    <meta:editing-cycles>92</meta:editing-cycles>
    <meta:generator>OpenOffice.org/3.1$Linux OpenOffice.org_project/310m19$Build-9420</meta:generator>
    <meta:document-statistic meta:table-count="2" meta:cell-count="361" meta:object-count="0"/>
  </office:meta>
</office:document-meta>
</file>